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bb400" draw:textarea-horizontal-align="justify" draw:textarea-vertical-align="middle" draw:auto-grow-height="false" fo:min-height="3.106cm" fo:min-width="22.15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17cm" fo:min-width="6.33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085cm" fo:min-width="0.8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 fo:min-height="3.106cm" fo:min-width="22.15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085cm" fo:min-width="0.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56cm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 fo:min-height="3.285cm" fo:min-width="22.152cm"/>
    </style:style>
    <style:style style:name="gr10" style:family="graphic" style:parent-style-name="standard">
      <style:graphic-properties draw:fill="solid" draw:fill-color="#006600" draw:textarea-horizontal-align="justify" draw:textarea-vertical-align="middle" draw:auto-grow-height="false" fo:min-height="0.339cm" fo:min-width="0.795cm"/>
    </style:style>
    <style:style style:name="gr11" style:family="graphic" style:parent-style-name="standard">
      <style:graphic-properties draw:fill="solid" draw:fill-color="#000099" draw:textarea-horizontal-align="justify" draw:textarea-vertical-align="middle" draw:auto-grow-height="false" fo:min-height="0.339cm" fo:min-width="0.79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22cm" fo:min-width="1.382cm"/>
    </style:style>
    <style:style style:name="gr13" style:family="graphic" style:parent-style-name="standard">
      <style:graphic-properties draw:fill="solid" draw:fill-color="#006600" draw:textarea-horizontal-align="justify" draw:textarea-vertical-align="middle" draw:auto-grow-height="false" fo:min-height="0.844cm" fo:min-width="4.023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265cm" fo:min-width="1.382cm"/>
    </style:style>
    <style:style style:name="gr15" style:family="graphic" style:parent-style-name="standard">
      <style:graphic-properties draw:fill="solid" draw:fill-color="#000099" draw:textarea-horizontal-align="justify" draw:textarea-vertical-align="middle" draw:auto-grow-height="false" fo:min-height="0.844cm" fo:min-width="4.023cm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10.041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8.39cm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.099cm" fo:min-width="9.279cm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0.131cm" fo:min-width="6.164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222cm" fo:min-width="1.104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22cm" fo:min-width="0.503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22cm" fo:min-width="0.88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222cm" fo:min-width="1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652cm" svg:height="3.356cm" svg:x="2.632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6.831cm" svg:height="2.167cm" svg:x="3.208cm" svg:y="4.143cm">
            <text:p text:style-name="P1"><text:span text:style-name="T1">registry.access.redhat.c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382cm" svg:height="0.635cm" svg:x="4.451cm" svg:y="5.567cm">
            <text:p text:style-name="P1"><text:span text:style-name="T2">rhel6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5.952cm" svg:y="5.567cm">
            <text:p text:style-name="P1"><text:span text:style-name="T2">rhel7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7.453cm" svg:y="5.567cm">
            <text:p text:style-name="P1"><text:span text:style-name="T2">..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2" draw:text-style-name="P2" draw:layer="layout" svg:width="6.831cm" svg:height="2.167cm" svg:x="10.608cm" svg:y="4.143cm">
            <text:p text:style-name="P1"><text:span text:style-name="T1">docker.i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82cm" svg:height="0.635cm" svg:x="11.851cm" svg:y="5.567cm">
            <text:p text:style-name="P1"><text:span text:style-name="T2">httpd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13.352cm" svg:y="5.567cm">
            <text:p text:style-name="P1"><text:span text:style-name="T2">mysql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14.853cm" svg:y="5.567cm">
            <text:p text:style-name="P1"><text:span text:style-name="T2">..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frame draw:style-name="gr4" draw:text-style-name="P1" draw:layer="layout" svg:width="10.7cm" svg:height="0.962cm" svg:x="8.112cm" svg:y="1.754cm">
          <draw:text-box>
            <text:p text:style-name="P1">DOCKER INFRASTRUCTURE V1.1</text:p>
          </draw:text-box>
        </draw:frame>
        <draw:g>
          <draw:custom-shape draw:style-name="gr2" draw:text-style-name="P2" draw:layer="layout" svg:width="6.831cm" svg:height="2.167cm" svg:x="17.908cm" svg:y="4.143cm">
            <text:p text:style-name="P1"><text:span text:style-name="T1">gcr.i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382cm" svg:height="0.635cm" svg:x="19.151cm" svg:y="5.567cm">
            <text:p text:style-name="P1"><text:span text:style-name="T2">nginx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20.652cm" svg:y="5.567cm">
            <text:p text:style-name="P1"><text:span text:style-name="T2">paus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22.153cm" svg:y="5.567cm">
            <text:p text:style-name="P1"><text:span text:style-name="T2">..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5" draw:text-style-name="P1" draw:layer="layout" svg:width="22.652cm" svg:height="3.356cm" svg:x="2.632cm" svg:y="8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2" draw:text-style-name="P2" draw:layer="layout" svg:width="6.831cm" svg:height="2.167cm" svg:x="4.008cm" svg:y="8.743cm">
            <text:p text:style-name="P1"><text:span text:style-name="T1">Docker-reg.domain.loc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382cm" svg:height="0.635cm" svg:x="5.251cm" svg:y="10.167cm">
            <text:p text:style-name="P4"><text:span text:style-name="T3">soe-httpd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4" draw:layer="layout" svg:width="1.382cm" svg:height="0.635cm" svg:x="6.752cm" svg:y="10.167cm">
            <text:p text:style-name="P4"><text:span text:style-name="T3">soe-mysql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8.253cm" svg:y="10.167cm">
            <text:p text:style-name="P1"><text:span text:style-name="T2">...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4.554cm" svg:y="8.867cm">
            <text:p text:style-name="P1"><text:span text:style-name="T2">rhel7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6.055cm" svg:y="8.867cm">
            <text:p text:style-name="P1"><text:span text:style-name="T2">httpd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" draw:text-style-name="P3" draw:layer="layout" svg:width="1.309cm" svg:height="0.635cm" svg:x="7.556cm" svg:y="8.867cm">
            <text:p text:style-name="P1"><text:span text:style-name="T2">mysql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draw:layer="layout" svg:width="1.382cm" svg:height="0.635cm" svg:x="8.957cm" svg:y="8.867cm">
            <text:p text:style-name="P1"><text:span text:style-name="T2">nginx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7" draw:text-style-name="P1" draw:layer="layout" svg:x1="10.839cm" svg:y1="9.826cm" svg:x2="10.839cm" svg:y2="9.826cm" draw:start-shape="id1" draw:end-shape="id1" svg:d="M10839 9826z" svg:viewBox="0 0 1 1">
          <text:p/>
        </draw:connector>
        <draw:connector draw:style-name="gr7" draw:text-style-name="P1" draw:layer="layout" svg:x1="10.839cm" svg:y1="9.826cm" svg:x2="10.49cm" svg:y2="10.676cm" draw:start-shape="id1" svg:d="M10839 9826h500v850h-849" svg:viewBox="0 0 850 851">
          <text:p/>
        </draw:connector>
        <draw:frame draw:style-name="gr8" draw:text-style-name="P6" draw:layer="layout" svg:width="4.353cm" svg:height="2.306cm" svg:x="11.252cm" svg:y="8.547cm">
          <draw:text-box>
            <text:p text:style-name="P5"><text:span text:style-name="T4">Build soe images based on the pulled images, then push soe images to the private registry</text:span></text:p>
          </draw:text-box>
        </draw:frame>
        <draw:custom-shape draw:style-name="gr2" draw:text-style-name="P2" draw:layer="layout" svg:width="6.831cm" svg:height="2.167cm" svg:x="17.108cm" svg:y="8.743cm">
          <text:p text:style-name="P1"><text:span text:style-name="T1">Kube-master.domain.loca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652cm" svg:height="3.535cm" svg:x="2.651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831cm" svg:height="2.167cm" svg:x="3.108cm" svg:y="13.143cm">
          <text:p text:style-name="P1"><text:span text:style-name="T1">docker-host01.domain.lo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82cm" svg:height="0.635cm" svg:x="4.351cm" svg:y="13.267cm">
          <text:p text:style-name="P4"><text:span text:style-name="T3">soe-httpd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1.382cm" svg:height="0.635cm" svg:x="5.852cm" svg:y="13.267cm">
          <text:p text:style-name="P4"><text:span text:style-name="T3">soe-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7" draw:layer="layout" svg:width="1.397cm" svg:height="0.635cm" svg:x="4.213cm" svg:y="14.519cm">
          <text:p text:style-name="P1"><text:span text:style-name="T5">httpd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.397cm" svg:height="0.635cm" svg:x="5.913cm" svg:y="14.519cm">
          <text:p text:style-name="P1"><text:span text:style-name="T5">mysql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6.831cm" svg:height="2.167cm" svg:x="10.508cm" svg:y="13.143cm">
          <text:p text:style-name="P1"><text:span text:style-name="T1">docker-host02.domain.lo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82cm" svg:height="0.635cm" svg:x="11.751cm" svg:y="13.267cm">
          <text:p text:style-name="P4"><text:span text:style-name="T3">soe-httpd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1.382cm" svg:height="0.635cm" svg:x="13.252cm" svg:y="13.267cm">
          <text:p text:style-name="P4"><text:span text:style-name="T3">soe-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6.831cm" svg:height="2.167cm" svg:x="17.808cm" svg:y="13.143cm">
          <text:p text:style-name="P1"><text:span text:style-name="T1">docker-host0x.domain.loc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82cm" svg:height="0.635cm" svg:x="19.051cm" svg:y="13.267cm">
          <text:p text:style-name="P4"><text:span text:style-name="T3">soe-httpd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382cm" svg:height="0.635cm" svg:x="20.552cm" svg:y="13.267cm">
          <text:p text:style-name="P1"><text:span text:style-name="T3">soe</text:span><text:span text:style-name="T2">-</text:span><text:span text:style-name="T3">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7" draw:layer="layout" svg:width="2.032cm" svg:height="0.508cm" svg:x="7.885cm" svg:y="13.173cm">
          <text:p text:style-name="P1"><text:span text:style-name="T5">kubel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0.508cm" svg:x="15.286cm" svg:y="13.174cm">
          <text:p text:style-name="P1"><text:span text:style-name="T5">kubel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0.508cm" svg:x="22.587cm" svg:y="13.175cm">
          <text:p text:style-name="P1"><text:span text:style-name="T5">kubel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1" draw:layer="layout" svg:x1="20.431cm" svg:y1="10.917cm" svg:x2="8.874cm" svg:y2="13.203cm">
          <text:p/>
        </draw:line>
        <draw:line draw:style-name="gr7" draw:text-style-name="P1" draw:layer="layout" svg:x1="20.304cm" svg:y1="10.917cm" svg:x2="16.113cm" svg:y2="13.203cm">
          <text:p/>
        </draw:line>
        <draw:line draw:style-name="gr7" draw:text-style-name="P1" draw:layer="layout" svg:x1="20.431cm" svg:y1="10.917cm" svg:x2="23.606cm" svg:y2="13.203cm">
          <text:p/>
        </draw:line>
        <draw:custom-shape draw:style-name="gr13" draw:text-style-name="P2" draw:layer="layout" svg:width="4.523cm" svg:height="1.094cm" svg:x="9.108cm" svg:y="17.743cm">
          <text:p text:style-name="P1"><text:span text:style-name="T1">http01 (kube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826cm" svg:y1="10.79cm" svg:x2="5.064cm" svg:y2="13.303cm">
          <text:p/>
        </draw:line>
        <draw:line draw:style-name="gr7" draw:text-style-name="P1" draw:layer="layout" svg:x1="5.826cm" svg:y1="10.79cm" svg:x2="12.049cm" svg:y2="13.203cm">
          <text:p/>
        </draw:line>
        <draw:line draw:style-name="gr7" draw:text-style-name="P1" draw:layer="layout" svg:x1="5.699cm" svg:y1="10.79cm" svg:x2="19.669cm" svg:y2="13.203cm">
          <text:p/>
        </draw:line>
        <draw:line draw:style-name="gr7" draw:text-style-name="P8" draw:layer="layout" svg:x1="7.55cm" svg:y1="10.79cm" svg:x2="21.931cm" svg:y2="13.271cm">
          <text:p/>
        </draw:line>
        <draw:line draw:style-name="gr7" draw:text-style-name="P1" draw:layer="layout" svg:x1="7.35cm" svg:y1="10.79cm" svg:x2="6.334cm" svg:y2="13.203cm">
          <text:p/>
        </draw:line>
        <draw:line draw:style-name="gr7" draw:text-style-name="P1" draw:layer="layout" svg:x1="7.477cm" svg:y1="10.79cm" svg:x2="13.954cm" svg:y2="13.203cm">
          <text:p/>
        </draw:line>
        <draw:line draw:style-name="gr7" draw:text-style-name="P1" draw:layer="layout" svg:x1="6.461cm" svg:y1="6.218cm" svg:x2="5.318cm" svg:y2="8.885cm">
          <text:p/>
        </draw:line>
        <draw:line draw:style-name="gr7" draw:text-style-name="P1" draw:layer="layout" svg:x1="12.049cm" svg:y1="6.218cm" svg:x2="6.842cm" svg:y2="8.885cm">
          <text:p/>
        </draw:line>
        <draw:line draw:style-name="gr7" draw:text-style-name="P1" draw:layer="layout" svg:x1="13.78cm" svg:y1="6.195cm" svg:x2="8.366cm" svg:y2="8.885cm">
          <text:p/>
        </draw:line>
        <draw:line draw:style-name="gr7" draw:text-style-name="P1" draw:layer="layout" svg:x1="19.669cm" svg:y1="6.218cm" svg:x2="9.763cm" svg:y2="8.885cm">
          <text:p/>
        </draw:line>
        <draw:custom-shape draw:style-name="gr14" draw:text-style-name="P7" draw:layer="layout" svg:width="2.032cm" svg:height="0.555cm" svg:x="7.886cm" svg:y="14.727cm">
          <text:p text:style-name="P1"><text:span text:style-name="T5">kube-prox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7" draw:layer="layout" svg:width="1.397cm" svg:height="0.635cm" svg:x="11.614cm" svg:y="14.52cm">
          <text:p text:style-name="P1"><text:span text:style-name="T5">httpd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.397cm" svg:height="0.635cm" svg:x="13.314cm" svg:y="14.52cm">
          <text:p text:style-name="P1"><text:span text:style-name="T5">mysql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0.508cm" svg:x="15.287cm" svg:y="14.775cm">
          <text:p text:style-name="P1"><text:span text:style-name="T5">kube-prox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7" draw:layer="layout" svg:width="1.397cm" svg:height="0.635cm" svg:x="18.914cm" svg:y="14.52cm">
          <text:p text:style-name="P1"><text:span text:style-name="T5">httpd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.397cm" svg:height="0.635cm" svg:x="20.614cm" svg:y="14.52cm">
          <text:p text:style-name="P1"><text:span text:style-name="T5">mysql0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0.508cm" svg:x="22.587cm" svg:y="14.775cm">
          <text:p text:style-name="P1"><text:span text:style-name="T5">kube-prox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9" draw:layer="layout" svg:width="4.523cm" svg:height="1.094cm" svg:x="14.808cm" svg:y="17.743cm">
          <text:p text:style-name="P9"><text:span text:style-name="T6">mysql01 (kube ser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16cm" svg:y1="17.775cm" svg:x2="8.62cm" svg:y2="15.235cm">
          <text:p/>
        </draw:line>
        <draw:line draw:style-name="gr7" draw:text-style-name="P1" draw:layer="layout" svg:x1="11.16cm" svg:y1="17.775cm" svg:x2="15.859cm" svg:y2="15.351cm">
          <text:p/>
        </draw:line>
        <draw:line draw:style-name="gr7" draw:text-style-name="P1" draw:layer="layout" svg:x1="11.16cm" svg:y1="17.775cm" svg:x2="23.606cm" svg:y2="15.361cm">
          <text:p/>
        </draw:line>
        <draw:line draw:style-name="gr7" draw:text-style-name="P1" draw:layer="layout" svg:x1="16.748cm" svg:y1="17.775cm" svg:x2="9.121cm" svg:y2="15.236cm">
          <text:p/>
        </draw:line>
        <draw:line draw:style-name="gr7" draw:text-style-name="P1" draw:layer="layout" svg:x1="16.76cm" svg:y1="17.776cm" svg:x2="24.241cm" svg:y2="15.362cm">
          <text:p/>
        </draw:line>
        <draw:line draw:style-name="gr7" draw:text-style-name="P1" draw:layer="layout" svg:x1="16.748cm" svg:y1="17.775cm" svg:x2="15.986cm" svg:y2="15.224cm">
          <text:p/>
        </draw:line>
        <draw:custom-shape draw:style-name="gr16" draw:text-style-name="P8" draw:layer="layout" svg:width="10.541cm" svg:height="0.381cm" svg:x="9.636cm" svg:y="16.859cm">
          <text:p text:style-name="P8"><text:span text:style-name="T5">Kube service load blance between node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8.89cm" svg:height="0.381cm" svg:x="5.218cm" svg:y="11.659cm">
          <text:p text:style-name="P8"><text:span text:style-name="T5">Pull docker images from private registry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9.779cm" svg:height="0.349cm" svg:x="5.191cm" svg:y="7.266cm">
          <text:p text:style-name="P10"><text:span text:style-name="T5">Pull docker images from public registry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64cm" svg:height="0.381cm" svg:x="15.618cm" svg:y="11.666cm">
          <text:p text:style-name="P8"><text:span text:style-name="T5">Manage kubernetes cluster nodes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732cm" svg:height="0.508cm" svg:x="18.372cm" svg:y="10.198cm">
          <text:p text:style-name="P1"><text:span text:style-name="T5">api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7" draw:layer="layout" svg:width="1.083cm" svg:height="0.508cm" svg:x="17.189cm" svg:y="10.177cm">
          <text:p text:style-name="P1"><text:span text:style-name="T5">etc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7" draw:layer="layout" svg:width="1.49cm" svg:height="0.508cm" svg:x="20.231cm" svg:y="10.177cm">
          <text:p text:style-name="P1"><text:span text:style-name="T5">control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7" draw:layer="layout" svg:width="1.966cm" svg:height="0.508cm" svg:x="21.855cm" svg:y="10.177cm">
          <text:p text:style-name="P1"><text:span text:style-name="T5">schedu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ie Chen</meta:initial-creator>
    <meta:creation-date>2015-04-29T16:06:35.283718348</meta:creation-date>
    <dc:date>2015-05-11T15:11:23.615233616</dc:date>
    <dc:creator>Jackie Chen</dc:creator>
    <meta:editing-duration>PT2H4M27S</meta:editing-duration>
    <meta:editing-cycles>30</meta:editing-cycles>
    <meta:generator>LibreOffice/4.3.6.2$Linux_X86_64 LibreOffice_project/430$Build-2</meta:generator>
    <meta:document-statistic meta:object-count="82"/>
  </office:meta>
</office:document-meta>
</file>